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94b7a" officeooo:paragraph-rsid="00194b7a" style:font-size-asian="15.75pt" style:font-size-complex="18pt"/>
    </style:style>
    <style:style style:name="P2" style:family="paragraph" style:parent-style-name="Standard">
      <style:paragraph-properties fo:line-height="200%"/>
      <style:text-properties fo:font-size="18pt" officeooo:rsid="00194b7a" officeooo:paragraph-rsid="00194b7a" style:font-size-asian="15.75pt" style:font-size-complex="18pt"/>
    </style:style>
    <style:style style:name="P3" style:family="paragraph" style:parent-style-name="Standard">
      <style:paragraph-properties fo:line-height="200%"/>
      <style:text-properties fo:font-size="12pt" officeooo:rsid="00194b7a" officeooo:paragraph-rsid="00194b7a" style:font-size-asian="10.5pt" style:font-size-complex="12pt"/>
    </style:style>
    <style:style style:name="P4" style:family="paragraph" style:parent-style-name="Standard" style:list-style-name="L1">
      <style:paragraph-properties fo:line-height="200%"/>
      <style:text-properties fo:font-size="12pt" officeooo:rsid="00197a27" officeooo:paragraph-rsid="00197a27" style:font-size-asian="10.5pt" style:font-size-complex="12pt"/>
    </style:style>
    <style:style style:name="P5" style:family="paragraph" style:parent-style-name="Standard" style:list-style-name="L1">
      <style:paragraph-properties fo:line-height="200%"/>
      <style:text-properties fo:font-size="12pt" officeooo:rsid="001acf00" officeooo:paragraph-rsid="001acf00" style:font-size-asian="10.5pt" style:font-size-complex="12pt"/>
    </style:style>
    <style:style style:name="P6" style:family="paragraph" style:parent-style-name="Standard">
      <style:paragraph-properties fo:line-height="200%"/>
      <style:text-properties fo:font-size="12pt" officeooo:rsid="001c1d81" officeooo:paragraph-rsid="001c1d81" style:font-size-asian="10.5pt" style:font-size-complex="12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acf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nter Project Proposal Draft: Autonomous Following Car.</text:p>
      <text:p text:style-name="P1"/>
      <text:p text:style-name="P1">Weilin Ma, <text:s text:c="7"/>Jan 8<text:span text:style-name="T1">th</text:span>, 2018</text:p>
      <text:p text:style-name="P1"/>
      <text:p text:style-name="P3">For this winter project, I plan to implement the <text:span text:style-name="T4">control</text:span> skills into auto control. Inspired by the projects from Weiyuan Deng from last cohort, my idea is to use magnetometer to detect the relative location of a strong magnet carried by me. Then an Arduino car will follow me as I walk, to keep in a certain distance with me.</text:p>
      <text:list xml:id="list5160415768763920662" text:style-name="L1">
        <text:list-item>
          <text:p text:style-name="P4">I happen to have an Arduino car I just built up but haven’t played with. This car is the <text:a xlink:type="simple" xlink:href="https://www.dfrobot.com/product-1233.html" text:style-name="Internet_20_link" text:visited-style-name="Visited_20_Internet_20_Link"><text:span text:style-name="T3">“Cherokey”</text:span></text:a><text:a xlink:type="simple" xlink:href="https://www.dfrobot.com/product-1233.html" text:style-name="Internet_20_link" text:visited-style-name="Visited_20_Internet_20_Link"> from DFRobotics.com</text:a>. It features a<text:span text:style-name="T4">n Arduino Uno</text:span> <text:span text:style-name="T4">with </text:span>ATmega328P microcontroller, which happened to be the exact same one as used in Weiyuan’s project. </text:p>
        </text:list-item>
        <text:list-item>
          <text:p text:style-name="P4">As I mentioned before, I am going to use the magnetometer to detect relative position and direction of the magnet carried by me. So I plan to mount the magnetometer on the Cherokey with fixed direction. This will directly <text:span text:style-name="T4">make the magnetometer frame the Cherokey chassis frame, making it easier to calculate location of the magnet. </text:span></text:p>
        </text:list-item>
        <text:list-item>
          <text:p text:style-name="P5">The actuators will be the four wheels controlled by four individual motors. The Arduino Uno board will process the location information and generate the four motors relatively.</text:p>
        </text:list-item>
        <text:list-item>
          <text:p text:style-name="P5">I am still very skeptical about my own ideas and I have a lot of concerns. The biggest concern I have is that I am not sure if the magnetometer will be precise enough. It looks like a very unstable tracking mechanism. So I am still doing research, trying to find a better signal generating-and-sensing mechanism. </text:p>
        </text:list-item>
      </text:list>
      <text:p text:style-name="P6">This is just an initial idea and a less-realistic version of my winter project proposal. I am open and thankful to all kinds of suggestions. Thank you very much.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5:10:47.912518732</meta:creation-date>
    <dc:date>2018-01-08T15:42:06.046572933</dc:date>
    <meta:editing-duration>PT9M3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287" meta:character-count="1650" meta:non-whitespace-character-count="1364"/>
  </office:meta>
</office:document-meta>
</file>